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5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5693in"/>
    </style:style>
    <style:style style:name="co5" style:family="table-column">
      <style:table-column-properties fo:break-before="auto" style:column-width="0.3929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3953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6354in"/>
    </style:style>
    <style:style style:name="co11" style:family="table-column">
      <style:table-column-properties fo:break-before="auto" style:column-width="0.4929in"/>
    </style:style>
    <style:style style:name="co12" style:family="table-column">
      <style:table-column-properties fo:break-before="auto" style:column-width="0.7992in"/>
    </style:style>
    <style:style style:name="co14" style:family="table-column">
      <style:table-column-properties fo:break-before="auto" style:column-width="1.061in"/>
    </style:style>
    <style:style style:name="co15" style:family="table-column">
      <style:table-column-properties fo:break-before="auto" style:column-width="0.4602in"/>
    </style:style>
    <style:style style:name="co16" style:family="table-column">
      <style:table-column-properties fo:break-before="auto" style:column-width="0.3516in"/>
    </style:style>
    <style:style style:name="co17" style:family="table-column">
      <style:table-column-properties fo:break-before="auto" style:column-width="0.5366in"/>
    </style:style>
    <style:style style:name="co18" style:family="table-column">
      <style:table-column-properties fo:break-before="auto" style:column-width="0.6681in"/>
    </style:style>
    <style:style style:name="co19" style:family="table-column">
      <style:table-column-properties fo:break-before="auto" style:column-width="0.9744in"/>
    </style:style>
    <style:style style:name="co20" style:family="table-column">
      <style:table-column-properties fo:break-before="auto" style:column-width="0.711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ffff99"/>
      <style:text-properties fo:font-style="normal" style:font-style-asian="normal" style:font-style-complex="normal"/>
    </style:style>
    <style:style style:name="ce19" style:family="table-cell" style:parent-style-name="Default">
      <style:table-cell-properties fo:background-color="#ffff99" fo:border="none"/>
      <style:text-properties fo:font-style="normal" style:font-style-asian="normal" style:font-style-complex="normal"/>
    </style:style>
    <style:style style:name="ce20" style:family="table-cell" style:parent-style-name="Default">
      <style:table-cell-properties fo:background-color="#cccccc"/>
      <style:text-properties fo:font-style="normal" style:font-style-asian="normal" style:font-style-complex="normal"/>
    </style:style>
    <style:style style:name="ce21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99ff66"/>
      <style:text-properties fo:font-style="normal" style:font-style-asian="normal" style:font-style-complex="normal"/>
    </style:style>
    <style:style style:name="ce23" style:family="table-cell" style:parent-style-name="Default">
      <style:table-cell-properties fo:background-color="#99ff66" fo:border="none"/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ackground-color="#ff6600"/>
      <style:text-properties fo:font-style="normal" style:font-style-asian="normal" style:font-style-complex="normal"/>
    </style:style>
    <style:style style:name="ce26" style:family="table-cell" style:parent-style-name="Default">
      <style:table-cell-properties fo:background-color="#ff6600" fo:border="none"/>
      <style:text-properties fo:font-style="normal" style:font-style-asian="normal" style:font-style-complex="normal"/>
    </style:style>
    <style:style style:name="ce27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>
      <style:table-cell-properties fo:background-color="#66ffff"/>
      <style:text-properties fo:font-style="normal" style:font-style-asian="normal" style:font-style-complex="normal"/>
    </style:style>
    <style:style style:name="ce29" style:family="table-cell" style:parent-style-name="Default">
      <style:table-cell-properties fo:background-color="#66ffff" fo:border="none"/>
      <style:text-properties fo:font-style="normal" style:font-style-asian="normal" style:font-style-complex="normal"/>
    </style:style>
    <style:style style:name="ce30" style:family="table-cell" style:parent-style-name="Default">
      <style:text-properties fo:font-style="normal" style:font-style-asian="normal" style:font-style-complex="normal"/>
    </style:style>
    <style:style style:name="ce31" style:family="table-cell" style:parent-style-name="Default">
      <style:table-cell-properties fo:border="none"/>
      <style:text-properties fo:font-style="normal" style:font-style-asian="normal" style:font-style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3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normal" style:font-style-asian="normal" style:font-style-complex="normal"/>
    </style:style>
    <style:style style:name="ce35" style:family="table-cell" style:parent-style-name="Default">
      <style:table-cell-properties fo:background-color="#cccccc"/>
    </style:style>
    <style:style style:name="ce3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37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11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7" table:default-cell-style-name="ce18"/>
        <table:table-column table:style-name="co7" table:default-cell-style-name="ce22"/>
        <table:table-column table:style-name="co7" table:default-cell-style-name="ce25"/>
        <table:table-column table:style-name="co7" table:default-cell-style-name="ce28"/>
        <table:table-column table:style-name="co8" table:default-cell-style-name="Default"/>
        <table:table-column table:style-name="co9" table:default-cell-style-name="Default"/>
        <table:table-column table:style-name="co4" table:default-cell-style-name="ce16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3" table:number-columns-repeated="996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AnimFrames</text:p>
          </table:table-cell>
          <table:table-cell table:style-name="ce5" office:value-type="string">
            <text:p>Price</text:p>
          </table:table-cell>
          <table:table-cell table:style-name="ce5" office:value-type="string">
            <text:p>Size</text:p>
          </table:table-cell>
          <table:table-cell table:style-name="ce17" office:value-type="string">
            <text:p>Sp</text:p>
          </table:table-cell>
          <table:table-cell table:style-name="ce21" office:value-type="string">
            <text:p>Su</text:p>
          </table:table-cell>
          <table:table-cell table:style-name="ce24" office:value-type="string">
            <text:p>Au</text:p>
          </table:table-cell>
          <table:table-cell table:style-name="ce27" office:value-type="string">
            <text:p>Wi</text:p>
          </table:table-cell>
          <table:table-cell table:style-name="ce5" office:value-type="string">
            <text:p>Time</text:p>
          </table:table-cell>
          <table:table-cell table:style-name="ce5" office:value-type="string">
            <text:p>Re</text:p>
          </table:table-cell>
          <table:table-cell table:style-name="ce5" office:value-type="string">
            <text:p>Power</text:p>
          </table:table-cell>
          <table:table-cell table:style-name="ce5" office:value-type="string">
            <text:p>WaterR</text:p>
          </table:table-cell>
          <table:table-cell table:style-name="ce5" office:value-type="string">
            <text:p>FireR</text:p>
          </table:table-cell>
          <table:table-cell table:style-name="ce5" office:value-type="string">
            <text:p>SaltR</text:p>
          </table:table-cell>
          <table:table-cell table:style-name="ce5" office:value-type="string">
            <text:p>SaltClean</text:p>
          </table:table-cell>
          <table:table-cell table:style-name="ce5" office:value-type="string">
            <text:p>Animal</text:p>
          </table:table-cell>
          <table:table-cell table:style-name="ce1" office:value-type="string">
            <text:p>Stick</text:p>
          </table:table-cell>
          <table:table-cell table:style-name="ce36" office:value-type="string">
            <text:p>Rot</text:p>
          </table:table-cell>
          <table:table-cell table:style-name="ce36" office:value-type="string">
            <text:p>NoRot</text:p>
          </table:table-cell>
          <table:table-cell table:style-name="ce36" office:value-type="string">
            <text:p>Baby</text:p>
          </table:table-cell>
          <table:table-cell table:style-name="ce36" office:value-type="string">
            <text:p>SaltChance</text:p>
          </table:table-cell>
          <table:table-cell table:style-name="ce36" office:value-type="string">
            <text:p>BurnChance</text:p>
          </table:table-cell>
          <table:table-cell table:style-name="ce36" office:value-type="string">
            <text:p>AltTree</text:p>
          </table:table-cell>
          <table:table-cell table:number-columns-repeated="996"/>
        </table:table-row>
        <table:table-row table:style-name="ro1">
          <table:table-cell table:style-name="ce2" office:value-type="string">
            <text:p>*</text:p>
          </table:table-cell>
          <table:table-cell table:style-name="ce6" office:value-type="string">
            <text:p>Veggies</text:p>
          </table:table-cell>
          <table:table-cell table:style-name="ce12" office:value-type="string">
            <text:p>*</text:p>
          </table:table-cell>
          <table:table-cell table:style-name="ce12" table:number-columns-repeated="15"/>
          <table:table-cell table:style-name="ce35" table:number-columns-repeated="1003"/>
        </table:table-row>
        <table:table-row table:style-name="ro1">
          <table:table-cell office:value-type="string">
            <text:p>asparagus</text:p>
          </table:table-cell>
          <table:table-cell table:style-name="ce7" office:value-type="string">
            <text:p>Asparagus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30" office:value-type="float" office:value="18">
            <text:p>18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beet</text:p>
          </table:table-cell>
          <table:table-cell table:style-name="ce7" office:value-type="string">
            <text:p>Beet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style-name="ce32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string">
            <text:p>bellpepper</text:p>
          </table:table-cell>
          <table:table-cell table:style-name="ce7" office:value-type="string">
            <text:p>Bell Pepper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30" office:value-type="float" office:value="2">
            <text:p>2</text:p>
          </table:table-cell>
          <table:table-cell table:style-name="ce32"/>
          <table:table-cell table:style-name="ce32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carrot</text:p>
          </table:table-cell>
          <table:table-cell table:style-name="ce7" office:value-type="string">
            <text:p>Carrot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2"/>
          <table:table-cell table:style-name="ce32" office:value-type="float" office:value="3">
            <text:p>3</text:p>
          </table:table-cell>
          <table:table-cell table:number-columns-repeated="4"/>
          <table:table-cell table:style-name="ce16" office:value-type="string">
            <text:p>Rabbit/0.01/2</text:p>
          </table:table-cell>
          <table:table-cell table:number-columns-repeated="1003"/>
        </table:table-row>
        <table:table-row table:style-name="ro1">
          <table:table-cell office:value-type="string">
            <text:p>corn</text:p>
          </table:table-cell>
          <table:table-cell table:style-name="ce7" office:value-type="string">
            <text:p>Corn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5">
            <text:p>5</text:p>
          </table:table-cell>
          <table:table-cell table:style-name="ce32"/>
          <table:table-cell table:style-name="ce32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arlic</text:p>
          </table:table-cell>
          <table:table-cell table:style-name="ce7" office:value-type="string">
            <text:p>Garlic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30" office:value-type="float" office:value="6">
            <text:p>6</text:p>
          </table:table-cell>
          <table:table-cell table:style-name="ce32"/>
          <table:table-cell table:style-name="ce32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ginger</text:p>
          </table:table-cell>
          <table:table-cell table:style-name="ce7" office:value-type="string">
            <text:p>Ginger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style-name="ce30" office:value-type="float" office:value="5">
            <text:p>5</text:p>
          </table:table-cell>
          <table:table-cell table:style-name="ce32"/>
          <table:table-cell table:style-name="ce32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eek</text:p>
          </table:table-cell>
          <table:table-cell table:style-name="ce8" office:value-type="string">
            <text:p>Leek</text:p>
          </table:table-cell>
          <table:table-cell table:style-name="ce14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table:style-name="ce19"/>
          <table:table-cell table:style-name="ce23"/>
          <table:table-cell table:style-name="ce26"/>
          <table:table-cell table:style-name="ce29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1"/>
          <table:table-cell table:style-name="ce34"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pineapple</text:p>
          </table:table-cell>
          <table:table-cell table:style-name="ce7" office:value-type="string">
            <text:p>Pineapple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0" office:value-type="float" office:value="12">
            <text:p>12</text:p>
          </table:table-cell>
          <table:table-cell table:style-name="ce32"/>
          <table:table-cell table:style-name="ce32"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radish</text:p>
          </table:table-cell>
          <table:table-cell table:style-name="ce7" office:value-type="string">
            <text:p>Radish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0" office:value-type="float" office:value="1">
            <text:p>1</text:p>
          </table:table-cell>
          <table:table-cell table:style-name="ce32"/>
          <table:table-cell table:style-name="ce32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hubarb</text:p>
          </table:table-cell>
          <table:table-cell table:style-name="ce7" office:value-type="string">
            <text:p>Rhubarb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30" office:value-type="float" office:value="20">
            <text:p>20</text:p>
          </table:table-cell>
          <table:table-cell table:style-name="ce32"/>
          <table:table-cell table:style-name="ce32" office:value-type="float" office:value="1000">
            <text:p>1000</text:p>
          </table:table-cell>
          <table:table-cell table:number-columns-repeated="1008"/>
        </table:table-row>
        <table:table-row table:style-name="ro1">
          <table:table-cell office:value-type="string">
            <text:p>spinach</text:p>
          </table:table-cell>
          <table:table-cell table:style-name="ce7" office:value-type="string">
            <text:p>Spinach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30" office:value-type="float" office:value="1">
            <text:p>1</text:p>
          </table:table-cell>
          <table:table-cell table:style-name="ce32"/>
          <table:table-cell table:style-name="ce32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tomato</text:p>
          </table:table-cell>
          <table:table-cell table:style-name="ce7" office:value-type="string">
            <text:p>Tomato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1">
            <text:p>1</text:p>
          </table:table-cell>
          <table:table-cell table:style-name="ce32"/>
          <table:table-cell table:style-name="ce32" office:value-type="float" office:value="2">
            <text:p>2</text:p>
          </table:table-cell>
          <table:table-cell table:number-columns-repeated="3"/>
          <table:table-cell office:value-type="string">
            <text:p>yeh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Tree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apple</text:p>
          </table:table-cell>
          <table:table-cell table:style-name="ce7" office:value-type="string">
            <text:p>Apple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0" office:value-type="float" office:value="5">
            <text:p>5</text:p>
          </table:table-cell>
          <table:table-cell table:number-columns-repeated="2" table:style-name="ce32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apricot</text:p>
          </table:table-cell>
          <table:table-cell table:style-name="ce7" office:value-type="string">
            <text:p>Apricot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0" office:value-type="float" office:value="24">
            <text:p>2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avocado</text:p>
          </table:table-cell>
          <table:table-cell table:style-name="ce7" office:value-type="string">
            <text:p>Avocado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30" office:value-type="float" office:value="24">
            <text:p>2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banana</text:p>
          </table:table-cell>
          <table:table-cell table:style-name="ce7" office:value-type="string">
            <text:p>Banana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30" office:value-type="float" office:value="7">
            <text:p>7</text:p>
          </table:table-cell>
          <table:table-cell table:number-columns-repeated="2" table:style-name="ce32" office:value-type="float" office:value="3">
            <text:p>3</text:p>
          </table:table-cell>
          <table:table-cell table:number-columns-repeated="4"/>
          <table:table-cell table:style-name="ce16" office:value-type="string">
            <text:p>Monkey/0.01/2</text:p>
          </table:table-cell>
          <table:table-cell table:number-columns-repeated="6"/>
          <table:table-cell table:style-name="ce16" office:value-type="string">
            <text:p>tropictree</text:p>
          </table:table-cell>
          <table:table-cell table:number-columns-repeated="996"/>
        </table:table-row>
        <table:table-row table:style-name="ro1">
          <table:table-cell office:value-type="string">
            <text:p>blackberry</text:p>
          </table:table-cell>
          <table:table-cell table:style-name="ce7" office:value-type="string">
            <text:p>Blackberry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14">
            <text:p>14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rapes</text:p>
          </table:table-cell>
          <table:table-cell table:style-name="ce8" office:value-type="string">
            <text:p>Grapes</text:p>
          </table:table-cell>
          <table:table-cell table:style-name="ce14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style-name="ce19"/>
          <table:table-cell table:style-name="ce23"/>
          <table:table-cell table:style-name="ce26" office:value-type="float" office:value="2">
            <text:p>2</text:p>
          </table:table-cell>
          <table:table-cell table:style-name="ce29"/>
          <table:table-cell table:style-name="ce31" office:value-type="float" office:value="20">
            <text:p>20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ecialgrapes</text:p>
          </table:table-cell>
          <table:table-cell table:style-name="ce8" office:value-type="string">
            <text:p>Grapes+</text:p>
          </table:table-cell>
          <table:table-cell table:style-name="ce14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style-name="ce19"/>
          <table:table-cell table:style-name="ce23"/>
          <table:table-cell table:style-name="ce26" office:value-type="float" office:value="2">
            <text:p>2</text:p>
          </table:table-cell>
          <table:table-cell table:style-name="ce29"/>
          <table:table-cell table:style-name="ce31" office:value-type="float" office:value="4">
            <text:p>4</text:p>
          </table:table-cell>
          <table:table-cell table:style-name="ce34" office:value-type="float" office:value="3">
            <text:p>3</text:p>
          </table:table-cell>
          <table:table-cell table:style-name="ce34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kiwi</text:p>
          </table:table-cell>
          <table:table-cell table:style-name="ce7" office:value-type="string">
            <text:p>Kiwi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30" office:value-type="float" office:value="50">
            <text:p>50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lemon</text:p>
          </table:table-cell>
          <table:table-cell table:style-name="ce7" office:value-type="string">
            <text:p>Lemon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5">
            <text:p>5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mango</text:p>
          </table:table-cell>
          <table:table-cell table:style-name="ce7" office:value-type="string">
            <text:p>Mango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3">
            <text:p>3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Bees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beeR</text:p>
          </table:table-cell>
          <table:table-cell office:value-type="string">
            <text:p>Killer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7">
            <text:p>7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beeG</text:p>
          </table:table-cell>
          <table:table-cell office:value-type="string">
            <text:p>Stingless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beeB</text:p>
          </table:table-cell>
          <table:table-cell office:value-type="string">
            <text:p>Honey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1002"/>
        </table:table-row>
        <table:table-row table:style-name="ro1">
          <table:table-cell office:value-type="string">
            <text:p>hbee</text:p>
          </table:table-cell>
          <table:table-cell office:value-type="string">
            <text:p>Haunted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Rice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arborio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blackrice</text:p>
          </table:table-cell>
          <table:table-cell office:value-type="string">
            <text:p>Black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hortgrain</text:p>
          </table:table-cell>
          <table:table-cell office:value-type="string">
            <text:p>Short-Grain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chestnut</text:p>
          </table:table-cell>
          <table:table-cell office:value-type="string">
            <text:p>Water Chestnut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Fishing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spear</text:p>
          </table:table-cell>
          <table:table-cell office:value-type="string">
            <text:p>Fish Spear</text:p>
          </table:table-cell>
          <table:table-cell office:value-type="string">
            <text:p>spear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d</text:p>
          </table:table-cell>
          <table:table-cell office:value-type="string">
            <text:p>Fish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oodrod</text:p>
          </table:table-cell>
          <table:table-cell office:value-type="string">
            <text:p>Better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metalrod</text:p>
          </table:table-cell>
          <table:table-cell office:value-type="string">
            <text:p>Metal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net</text:p>
          </table:table-cell>
          <table:table-cell office:value-type="string">
            <text:p>Fish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-1">
            <text:p>-1</text:p>
          </table:table-cell>
          <table:table-cell/>
          <table:table-cell office:value-type="float" office:value="10">
            <text:p>10</text:p>
          </table:table-cell>
          <table:table-cell table:number-columns-repeated="6"/>
          <table:table-cell table:style-name="ce37" office:value-type="string">
            <text:p>yes</text:p>
          </table:table-cell>
          <table:table-cell table:style-name="ce37"/>
          <table:table-cell table:number-columns-repeated="1000"/>
        </table:table-row>
        <table:table-row table:style-name="ro1">
          <table:table-cell office:value-type="string">
            <text:p>bignet</text:p>
          </table:table-cell>
          <table:table-cell office:value-type="string">
            <text:p>Big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-1">
            <text:p>-1</text:p>
          </table:table-cell>
          <table:table-cell/>
          <table:table-cell office:value-type="float" office:value="10">
            <text:p>10</text:p>
          </table:table-cell>
          <table:table-cell table:number-columns-repeated="6"/>
          <table:table-cell table:style-name="ce37" office:value-type="string">
            <text:p>yes</text:p>
          </table:table-cell>
          <table:table-cell table:style-name="ce37"/>
          <table:table-cell table:number-columns-repeated="1000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Cow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fodder</text:p>
          </table:table-cell>
          <table:table-cell office:value-type="string">
            <text:p>Fodder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Mushroom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shiitake</text:p>
          </table:table-cell>
          <table:table-cell office:value-type="string">
            <text:p>Shiitake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milkcap</text:p>
          </table:table-cell>
          <table:table-cell office:value-type="string">
            <text:p>Milk Cap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portobello</text:p>
          </table:table-cell>
          <table:table-cell office:value-type="string">
            <text:p>Portobello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reenshroom</text:p>
          </table:table-cell>
          <table:table-cell office:value-type="string">
            <text:p>Parrot Toadstool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blackshroom</text:p>
          </table:table-cell>
          <table:table-cell office:value-type="string">
            <text:p>Black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poisnshroom</text:p>
          </table:table-cell>
          <table:table-cell office:value-type="string">
            <text:p>Definitely Poisonous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Egg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egg</text:p>
          </table:table-cell>
          <table:table-cell office:value-type="string">
            <text:p>Chick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quail</text:p>
          </table:table-cell>
          <table:table-cell office:value-type="string">
            <text:p>Quail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goose</text:p>
          </table:table-cell>
          <table:table-cell office:value-type="string">
            <text:p>Goose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turkey</text:p>
          </table:table-cell>
          <table:table-cell office:value-type="string">
            <text:p>Turkey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platypus</text:p>
          </table:table-cell>
          <table:table-cell office:value-type="string">
            <text:p>Platypus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Technology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battery</text:p>
          </table:table-cell>
          <table:table-cell office:value-type="string">
            <text:p>Battery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headphones</text:p>
          </table:table-cell>
          <table:table-cell office:value-type="string">
            <text:p>Earbuds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printer</text:p>
          </table:table-cell>
          <table:table-cell office:value-type="string">
            <text:p>3D Printer</text:p>
          </table:table-cell>
          <table:table-cell office:value-type="string">
            <text:p>tech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app</text:p>
          </table:table-cell>
          <table:table-cell office:value-type="string">
            <text:p>App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drone</text:p>
          </table:table-cell>
          <table:table-cell office:value-type="string">
            <text:p>Drone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ogbot</text:p>
          </table:table-cell>
          <table:table-cell office:value-type="string">
            <text:p>Fwoggybot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coffee</text:p>
          </table:table-cell>
          <table:table-cell office:value-type="string">
            <text:p>Coffee Machine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icklebattery</text:p>
          </table:table-cell>
          <table:table-cell office:value-type="string">
            <text:p>Sickle2 Battery</text:p>
          </table:table-cell>
          <table:table-cell office:value-type="string">
            <text:p>sickle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Rare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goldegg</text:p>
          </table:table-cell>
          <table:table-cell office:value-type="string">
            <text:p>Gold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coconut</text:p>
          </table:table-cell>
          <table:table-cell office:value-type="string">
            <text:p>Coconut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11"/>
          <table:table-cell table:style-name="ce16" office:value-type="string">
            <text:p>tropictree</text:p>
          </table:table-cell>
          <table:table-cell table:number-columns-repeated="996"/>
        </table:table-row>
        <table:table-row table:style-name="ro1">
          <table:table-cell office:value-type="string">
            <text:p>gmocorn</text:p>
          </table:table-cell>
          <table:table-cell office:value-type="string">
            <text:p>GMO Corn</text:p>
          </table:table-cell>
          <table:table-cell office:value-type="string">
            <text:p>veg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ultrarod</text:p>
          </table:table-cell>
          <table:table-cell office:value-type="string">
            <text:p>Master Bait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20">
            <text:p>20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goodfood</text:p>
          </table:table-cell>
          <table:table-cell office:value-type="string">
            <text:p>Delicious Food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notdrugs</text:p>
          </table:table-cell>
          <table:table-cell office:value-type="string">
            <text:p>Funny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lotus</text:p>
          </table:table-cell>
          <table:table-cell office:value-type="string">
            <text:p>Sacred Lotus</text:p>
          </table:table-cell>
          <table:table-cell office:value-type="string">
            <text:p>rice</text:p>
          </table:table-cell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Enemy-Only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algae</text:p>
          </table:table-cell>
          <table:table-cell office:value-type="string">
            <text:p>Algae</text:p>
          </table:table-cell>
          <table:table-cell office:value-type="string">
            <text:p>ric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0">
            <text:p>10</text:p>
          </table:table-cell>
          <table:table-cell table:number-columns-repeated="7"/>
          <table:table-cell table:style-name="ce16" office:value-type="string">
            <text:p>yes</text:p>
          </table:table-cell>
          <table:table-cell table:number-columns-repeated="1000"/>
        </table:table-row>
        <table:table-row table:style-name="ro1">
          <table:table-cell office:value-type="string">
            <text:p>kelp</text:p>
          </table:table-cell>
          <table:table-cell office:value-type="string">
            <text:p>Kelp</text:p>
          </table:table-cell>
          <table:table-cell office:value-type="string">
            <text:p>ric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0">
            <text:p>30</text:p>
          </table:table-cell>
          <table:table-cell table:number-columns-repeated="7"/>
          <table:table-cell table:style-name="ce16" office:value-type="string">
            <text:p>yes</text:p>
          </table:table-cell>
          <table:table-cell table:number-columns-repeated="1000"/>
        </table:table-row>
        <table:table-row table:style-name="ro1"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tire</text:p>
          </table:table-cell>
          <table:table-cell office:value-type="string">
            <text:p>Tire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engine</text:p>
          </table:table-cell>
          <table:table-cell office:value-type="string">
            <text:p>Engine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salt</text:p>
          </table:table-cell>
          <table:table-cell office:value-type="string">
            <text:p>Salt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acorn</text:p>
          </table:table-cell>
          <table:table-cell office:value-type="string">
            <text:p>Acorn</text:p>
          </table:table-cell>
          <table:table-cell office:value-type="string">
            <text:p>tre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robobabby</text:p>
          </table:table-cell>
          <table:table-cell office:value-type="string">
            <text:p>Byte Baby</text:p>
          </table:table-cell>
          <table:table-cell office:value-type="string">
            <text:p>babby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string">
            <text:p>robo</text:p>
          </table:table-cell>
          <table:table-cell table:number-columns-repeated="999"/>
        </table:table-row>
        <table:table-row table:style-name="ro1">
          <table:table-cell office:value-type="string">
            <text:p>bpermit</text:p>
          </table:table-cell>
          <table:table-cell office:value-type="string">
            <text:p>Building Permit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house</text:p>
          </table:table-cell>
          <table:table-cell office:value-type="string">
            <text:p>House</text:p>
          </table:table-cell>
          <table:table-cell office:value-type="string">
            <text:p>ve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50">
            <text:p>50</text:p>
          </table:table-cell>
          <table:table-cell table:number-columns-repeated="1008"/>
        </table:table-row>
        <table:table-row table:style-name="ro1">
          <table:table-cell office:value-type="string">
            <text:p>lightbulb</text:p>
          </table:table-cell>
          <table:table-cell office:value-type="string">
            <text:p>Smart Lightbulb</text:p>
          </table:table-cell>
          <table:table-cell office:value-type="string">
            <text:p>tech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download</text:p>
          </table:table-cell>
          <table:table-cell office:value-type="string">
            <text:p>Download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40">
            <text:p>40</text:p>
          </table:table-cell>
          <table:table-cell table:number-columns-repeated="1008"/>
        </table:table-row>
        <table:table-row table:style-name="ro1">
          <table:table-cell office:value-type="string">
            <text:p>cloud</text:p>
          </table:table-cell>
          <table:table-cell office:value-type="string">
            <text:p>The Cloud</text:p>
          </table:table-cell>
          <table:table-cell office:value-type="string">
            <text:p>clou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00">
            <text:p>100</text:p>
          </table:table-cell>
          <table:table-cell/>
          <table:table-cell office:value-type="float" office:value="20">
            <text:p>20</text:p>
          </table:table-cell>
          <table:table-cell table:number-columns-repeated="1008"/>
        </table:table-row>
        <table:table-row table:style-name="ro1">
          <table:table-cell office:value-type="string">
            <text:p>porcini</text:p>
          </table:table-cell>
          <table:table-cell office:value-type="string">
            <text:p>Porcini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arborioB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timebomb</text:p>
          </table:table-cell>
          <table:table-cell office:value-type="string">
            <text:p>Time Bomb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50">
            <text:p>50</text:p>
          </table:table-cell>
          <table:table-cell table:number-columns-repeated="1008"/>
        </table:table-row>
        <table:table-row table:style-name="ro1">
          <table:table-cell office:value-type="string">
            <text:p>shotgun</text:p>
          </table:table-cell>
          <table:table-cell office:value-type="string">
            <text:p>Shotgun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0">
            <text:p>30</text:p>
          </table:table-cell>
          <table:table-cell table:number-columns-repeated="1008"/>
        </table:table-row>
        <table:table-row table:style-name="ro1">
          <table:table-cell office:value-type="string">
            <text:p>burrito</text:p>
          </table:table-cell>
          <table:table-cell office:value-type="string">
            <text:p>Burrit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20">
            <text:p>20</text:p>
          </table:table-cell>
          <table:table-cell table:number-columns-repeated="1008"/>
        </table:table-row>
        <table:table-row table:style-name="ro1">
          <table:table-cell office:value-type="string">
            <text:p>dango</text:p>
          </table:table-cell>
          <table:table-cell office:value-type="string">
            <text:p>Dang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table:number-columns-repeated="1008"/>
        </table:table-row>
        <table:table-row table:style-name="ro1">
          <table:table-cell office:value-type="string">
            <text:p>taco</text:p>
          </table:table-cell>
          <table:table-cell office:value-type="string">
            <text:p>Tac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18">
            <text:p>18</text:p>
          </table:table-cell>
          <table:table-cell table:number-columns-repeated="1008"/>
        </table:table-row>
        <table:table-row table:style-name="ro1">
          <table:table-cell office:value-type="string">
            <text:p>kombucha</text:p>
          </table:table-cell>
          <table:table-cell office:value-type="string">
            <text:p>Kombucha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80">
            <text:p>80</text:p>
          </table:table-cell>
          <table:table-cell table:number-columns-repeated="1008"/>
        </table:table-row>
        <table:table-row table:style-name="ro1">
          <table:table-cell office:value-type="string">
            <text:p>cheese</text:p>
          </table:table-cell>
          <table:table-cell office:value-type="string">
            <text:p>Cheese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batterysalt</text:p>
          </table:table-cell>
          <table:table-cell office:value-type="string">
            <text:p>Smart Salt</text:p>
          </table:table-cell>
          <table:table-cell office:value-type="string">
            <text:p>veg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10">
            <text:p>10</text:p>
          </table:table-cell>
          <table:table-cell table:number-columns-repeated="9"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gastank</text:p>
          </table:table-cell>
          <table:table-cell office:value-type="string">
            <text:p>Gas Tank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10">
            <text:p>10</text:p>
          </table:table-cell>
          <table:table-cell table:number-columns-repeated="10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table:style-name="ce4" office:value-type="string">
            <text:p>airfilter</text:p>
          </table:table-cell>
          <table:table-cell office:value-type="string">
            <text:p>Air Filter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dipstick</text:p>
          </table:table-cell>
          <table:table-cell office:value-type="string">
            <text:p>Dip Stick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cacao</text:p>
          </table:table-cell>
          <table:table-cell office:value-type="string">
            <text:p>Cacao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bananaPill</text:p>
          </table:table-cell>
          <table:table-cell office:value-type="string">
            <text:p>Banana Pill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Beckett Nerfs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table:style-name="ce4" office:value-type="string">
            <text:p>mushNerf</text:p>
          </table:table-cell>
          <table:table-cell office:value-type="string">
            <text:p>Mushroom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0">
            <text:p>5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iceNerf</text:p>
          </table:table-cell>
          <table:table-cell office:value-type="string">
            <text:p>Paddy Crop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0">
            <text:p>5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treeNerf</text:p>
          </table:table-cell>
          <table:table-cell office:value-type="string">
            <text:p>Tree Crop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0">
            <text:p>5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vegNerf</text:p>
          </table:table-cell>
          <table:table-cell office:value-type="string">
            <text:p>Veggie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0">
            <text:p>5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fishNerf</text:p>
          </table:table-cell>
          <table:table-cell office:value-type="string">
            <text:p>Fishe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0">
            <text:p>5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beeNerf</text:p>
          </table:table-cell>
          <table:table-cell office:value-type="string">
            <text:p>Bee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0">
            <text:p>5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eggNerf</text:p>
          </table:table-cell>
          <table:table-cell office:value-type="string">
            <text:p>Egg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0">
            <text:p>5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eNerf</text:p>
          </table:table-cell>
          <table:table-cell office:value-type="string">
            <text:p>Regrowing Crop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0">
            <text:p>5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WACG Cards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char0</text:p>
          </table:table-cell>
          <table:table-cell office:value-type="string">
            <text:p>Pale Blood Hors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0">
            <text:p>50</text:p>
          </table:table-cell>
          <table:table-cell table:number-columns-repeated="1008"/>
        </table:table-row>
        <table:table-row table:style-name="ro1">
          <table:table-cell office:value-type="string">
            <text:p>char1</text:p>
          </table:table-cell>
          <table:table-cell office:value-type="string">
            <text:p>Mabingy the Elf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40">
            <text:p>40</text:p>
          </table:table-cell>
          <table:table-cell table:number-columns-repeated="1008"/>
        </table:table-row>
        <table:table-row table:style-name="ro1">
          <table:table-cell office:value-type="string">
            <text:p>char2</text:p>
          </table:table-cell>
          <table:table-cell office:value-type="string">
            <text:p>Pagan Cave Bat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30">
            <text:p>30</text:p>
          </table:table-cell>
          <table:table-cell table:number-columns-repeated="1008"/>
        </table:table-row>
        <table:table-row table:style-name="ro1">
          <table:table-cell office:value-type="string">
            <text:p>char3</text:p>
          </table:table-cell>
          <table:table-cell office:value-type="string">
            <text:p>Just a Slim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20">
            <text:p>20</text:p>
          </table:table-cell>
          <table:table-cell table:number-columns-repeated="1008"/>
        </table:table-row>
        <table:table-row table:style-name="ro1">
          <table:table-cell office:value-type="string">
            <text:p>char4</text:p>
          </table:table-cell>
          <table:table-cell office:value-type="string">
            <text:p>Trash Lobs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elem0</text:p>
          </table:table-cell>
          <table:table-cell office:value-type="string">
            <text:p>Fir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1</text:p>
          </table:table-cell>
          <table:table-cell office:value-type="string">
            <text:p>Earth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2</text:p>
          </table:table-cell>
          <table:table-cell office:value-type="string">
            <text:p>Wa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3</text:p>
          </table:table-cell>
          <table:table-cell office:value-type="string">
            <text:p>Tech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x0</text:p>
          </table:table-cell>
          <table:table-cell office:value-type="string">
            <text:p>Gobulin Shield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1</text:p>
          </table:table-cell>
          <table:table-cell office:value-type="string">
            <text:p>Wand of Ps'ghetti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2</text:p>
          </table:table-cell>
          <table:table-cell office:value-type="string">
            <text:p>Infernal Doug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3</text:p>
          </table:table-cell>
          <table:table-cell office:value-type="string">
            <text:p>Regular Baseball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4</text:p>
          </table:table-cell>
          <table:table-cell office:value-type="string">
            <text:p>The Blue Win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Food2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food2orig</text:p>
          </table:table-cell>
          <table:table-cell office:value-type="string">
            <text:p>Food2 Original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20">
            <text:p>20</text:p>
          </table:table-cell>
          <table:table-cell table:number-columns-repeated="1008"/>
        </table:table-row>
        <table:table-row table:style-name="ro1">
          <table:table-cell office:value-type="string">
            <text:p>food2classic</text:p>
          </table:table-cell>
          <table:table-cell office:value-type="string">
            <text:p>Food2 Classic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20">
            <text:p>20</text:p>
          </table:table-cell>
          <table:table-cell table:number-columns-repeated="1008"/>
        </table:table-row>
        <table:table-row table:style-name="ro1">
          <table:table-cell office:value-type="string">
            <text:p>food2kelp</text:p>
          </table:table-cell>
          <table:table-cell office:value-type="string">
            <text:p>Food2 Crispy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30">
            <text:p>30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food2coffee</text:p>
          </table:table-cell>
          <table:table-cell office:value-type="string">
            <text:p>Food2 WH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40">
            <text:p>40</text:p>
          </table:table-cell>
          <table:table-cell table:number-columns-repeated="10"/>
          <table:table-cell office:value-type="float" office:value="0.15">
            <text:p>0.15</text:p>
          </table:table-cell>
          <table:table-cell table:number-columns-repeated="997"/>
        </table:table-row>
        <table:table-row table:style-name="ro1">
          <table:table-cell office:value-type="string">
            <text:p>food2salsa</text:p>
          </table:table-cell>
          <table:table-cell office:value-type="string">
            <text:p>Food2 SP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50">
            <text:p>50</text:p>
          </table:table-cell>
          <table:table-cell table:number-columns-repeated="10"/>
          <table:table-cell office:value-type="float" office:value="0.75">
            <text:p>0.75</text:p>
          </table:table-cell>
          <table:table-cell table:number-columns-repeated="997"/>
        </table:table-row>
        <table:table-row table:style-name="ro1">
          <table:table-cell office:value-type="string">
            <text:p>food2gamer</text:p>
          </table:table-cell>
          <table:table-cell office:value-type="string">
            <text:p>Food2 Epic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60">
            <text:p>60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food2cookie</text:p>
          </table:table-cell>
          <table:table-cell office:value-type="string">
            <text:p>Food2 RR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0">
            <text:p>70</text:p>
          </table:table-cell>
          <table:table-cell table:number-columns-repeated="1008"/>
        </table:table-row>
        <table:table-row table:style-name="ro1">
          <table:table-cell office:value-type="string">
            <text:p>food2black</text:p>
          </table:table-cell>
          <table:table-cell office:value-type="string">
            <text:p>Food2 Midnite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0">
            <text:p>80</text:p>
          </table:table-cell>
          <table:table-cell table:number-columns-repeated="1008"/>
        </table:table-row>
        <table:table-row table:style-name="ro1">
          <table:table-cell office:value-type="string">
            <text:p>food2purple</text:p>
          </table:table-cell>
          <table:table-cell office:value-type="string">
            <text:p>Food2 Purple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0">
            <text:p>90</text:p>
          </table:table-cell>
          <table:table-cell table:number-columns-repeated="1008"/>
        </table:table-row>
        <table:table-row table:style-name="ro1">
          <table:table-cell office:value-type="string">
            <text:p>food2crystal</text:p>
          </table:table-cell>
          <table:table-cell office:value-type="string">
            <text:p>Crystal Food2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00">
            <text:p>100</text:p>
          </table:table-cell>
          <table:table-cell table:number-columns-repeated="1008"/>
        </table:table-row>
        <table:table-row table:style-name="ro1">
          <table:table-cell office:value-type="string">
            <text:p>food2powder</text:p>
          </table:table-cell>
          <table:table-cell office:value-type="string">
            <text:p>Food2 Powder</text:p>
          </table:table-cell>
          <table:table-cell office:value-type="string">
            <text:p>food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ood2bar</text:p>
          </table:table-cell>
          <table:table-cell office:value-type="string">
            <text:p>Foobar2</text:p>
          </table:table-cell>
          <table:table-cell office:value-type="string">
            <text:p>food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45">
            <text:p>45</text:p>
          </table:table-cell>
          <table:table-cell table:number-columns-repeated="1008"/>
        </table:table-row>
        <table:table-row table:style-name="ro1">
          <table:table-cell office:value-type="string">
            <text:p>food2barChoc</text:p>
          </table:table-cell>
          <table:table-cell office:value-type="string">
            <text:p>Chocky Foobar2</text:p>
          </table:table-cell>
          <table:table-cell office:value-type="string">
            <text:p>food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0">
            <text:p>50</text:p>
          </table:table-cell>
          <table:table-cell table:number-columns-repeated="1008"/>
        </table:table-row>
        <table:table-row table:style-name="ro1">
          <table:table-cell office:value-type="string">
            <text:p>soybean</text:p>
          </table:table-cell>
          <table:table-cell office:value-type="string">
            <text:p>Soybean</text:p>
          </table:table-cell>
          <table:table-cell office:value-type="string">
            <text:p>ve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float" office:value="60">
            <text:p>60</text:p>
          </table:table-cell>
          <table:table-cell table:number-columns-repeated="1008"/>
        </table:table-row>
        <table:table-row table:style-name="ro1">
          <table:table-cell office:value-type="string">
            <text:p>conveyorEnd</text:p>
          </table:table-cell>
          <table:table-cell office:value-type="string">
            <text:p>Food2 Conveyo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999">
            <text:p>999</text:p>
          </table:table-cell>
          <table:table-cell/>
          <table:table-cell office:value-type="float" office:value="100">
            <text:p>100</text:p>
          </table:table-cell>
          <table:table-cell table:number-columns-repeated="1008"/>
        </table:table-row>
        <table:table-row table:style-name="ro1">
          <table:table-cell office:value-type="string">
            <text:p>soybaby</text:p>
          </table:table-cell>
          <table:table-cell office:value-type="string">
            <text:p>Soy Baby</text:p>
          </table:table-cell>
          <table:table-cell office:value-type="string">
            <text:p>babby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string">
            <text:p>soyChild</text:p>
          </table:table-cell>
          <table:table-cell table:number-columns-repeated="999"/>
        </table:table-row>
        <table:table-row table:style-name="ro1" table:number-rows-repeated="1048429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heet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database-ranges>
        <table:database-range table:target-range-address="Sheet1.A1:Sheet1.R2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1/24/2018</text:date>, <text:time>22:56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7-10-15T13:14:37.59</meta:creation-date>
    <dc:date>2018-01-24T22:56:38.64</dc:date>
    <dc:creator>Seab Dinch</dc:creator>
    <meta:editing-duration>P21DT15H18M54S</meta:editing-duration>
    <meta:editing-cycles>160</meta:editing-cycles>
    <meta:generator>OpenOffice/4.1.2$Win32 OpenOffice.org_project/412m3$Build-9782</meta:generator>
    <meta:document-statistic meta:table-count="3" meta:cell-count="1593" meta:object-count="0"/>
  </office:meta>
</office:document-meta>
</file>